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27"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28"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29"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30"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31"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32"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33"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34"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35"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36"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37"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38"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39"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40"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41"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42"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43"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44" style:family="paragraph" style:parent-style-name="Standard">
      <style:text-properties officeooo:paragraph-rsid="003446f5"/>
    </style:style>
    <style:style style:name="P4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4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4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48"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49"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50"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51"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52"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53"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54"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55"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56"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57"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58"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59"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60"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officeooo:rsid="00207381"/>
    </style:style>
    <style:style style:name="T29" style:family="text">
      <style:text-properties officeooo:rsid="002318c1"/>
    </style:style>
    <style:style style:name="T30" style:family="text">
      <style:text-properties fo:font-weight="bold" officeooo:rsid="002318c1" style:font-weight-asian="bold" style:font-weight-complex="bold"/>
    </style:style>
    <style:style style:name="T31" style:family="text">
      <style:text-properties fo:font-weight="bold" officeooo:rsid="002d8302" style:font-weight-asian="bold" style:font-weight-complex="bold"/>
    </style:style>
    <style:style style:name="T32" style:family="text">
      <style:text-properties officeooo:rsid="00284a4c"/>
    </style:style>
    <style:style style:name="T33" style:family="text">
      <style:text-properties officeooo:rsid="002d8302"/>
    </style:style>
    <style:style style:name="T34"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35"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36"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37"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38"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39"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40" style:family="text">
      <style:text-properties officeooo:rsid="003a87eb"/>
    </style:style>
    <style:style style:name="T41" style:family="text">
      <style:text-properties officeooo:rsid="0040bd59"/>
    </style:style>
    <style:style style:name="T42" style:family="text">
      <style:text-properties officeooo:rsid="0046db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26"/>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26"/>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27"/>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28">- Removed the decay rate from the configuration space;</text:p>
      <text:p text:style-name="P28">-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29">-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30"/>
      <text:p text:style-name="P18">May 14 2019</text:p>
      <text:p text:style-name="P31"/>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32"/>
      <text:p text:style-name="P8"><text:span text:style-name="T9">M</text:span><text:span text:style-name="T3">ay 1</text:span><text:span text:style-name="T10">7</text:span><text:span text:style-name="T3"> 2019</text:span></text:p>
      <text:p text:style-name="P33"/>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34"/>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35"/>
      <text:p text:style-name="P36">Is the ROC/PR AUC a measure of the separation between the classes' test set distributions? Should we use weighted f-score to give appropriate weight to the precision and recall?</text:p>
      <text:p text:style-name="P36"/>
      <text:p text:style-name="P19">May 20 2019</text:p>
      <text:p text:style-name="P37"/>
      <text:p text:style-name="P38">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28">The optimization metric was set to ROC AUC again.</text:span></text:p>
      <text:p text:style-name="P38"/>
      <text:p text:style-name="P20">May 21 2019</text:p>
      <text:p text:style-name="P38"><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39"/>
      <text:p text:style-name="P21">May 24 2019</text:p>
      <text:p text:style-name="P21"/>
      <text:p text:style-name="P40">A new study (study_9) was started using study_8 as a warm-up with the same number of iterations as the previous study.</text:p>
      <text:p text:style-name="P40"/>
      <text:p text:style-name="P22">May 29-<text:span text:style-name="T32">30</text:span> 2019</text:p>
      <text:p text:style-name="P22"/>
      <text:p text:style-name="P41">In order to study BOHB performance, we decided to run two new studies using Bayesian Optimization (without Hyperband) and Random Search using as budget 50 epochs. We ran both <text:span text:style-name="T29">for 400 iterations</text:span><text:span text:style-name="T30"> </text:span><text:span text:style-name="T29">which gives a total budget of </text:span><text:span text:style-name="T31">400*3*50=60k epochs</text:span><text:span text:style-name="T29">. In order to compare with BOHB, we also ran a new BOHB study </text:span><text:span text:style-name="T31">study_bohb</text:span><text:span text:style-name="T29"> with the same total budget, using 106</text:span><text:span text:style-name="T30"> </text:span><text:span text:style-name="T29">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41"/>
      <text:p text:style-name="P23">May 31 2019</text:p>
      <text:p text:style-name="P42"/>
      <text:p text:style-name="P42">Running ensembles for studies study_8 and study_9.</text:p>
      <text:p text:style-name="P37"/>
      <text:p text:style-name="P24">June 3-4 2019</text:p>
      <text:p text:style-name="P24"/>
      <text:p text:style-name="P43">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33">although for study_7 we did not use performance averaging.</text:span></text:p>
      <text:p text:style-name="P43"/>
      <text:p text:style-name="P25">June 5 2019</text:p>
      <text:p text:style-name="P43"/>
      <text:p text:style-name="P44"><text:span text:style-name="T22">Running study_bo with 200 iterations (incorrectly chose 200 instead of 400... could do a follow-up study using this one as warmup...). Running </text:span><text:span text:style-name="T34">study_bohb_dr25_tcert_spline </text:span><text:span text:style-name="T35">using 2 nodes*4 gpus=8 configurations simultaneously. </text:span><text:span text:style-name="T36">The study was run for 72 hours, evaluating 824 configurations. </text:span><text:span text:style-name="T37">A minimum and maximum budgets of 5 and 50 were used, respectively. PR AUC was used as optimization loss. </text:span><text:span text:style-name="T38">400 iterations were submitted and for each configuration 3 models were trained, using the sample median as estimate of the performance of the configurations. </text:span><text:span text:style-name="T37">Another study, “</text:span><text:span text:style-name="T34">study_bohb_dr25_tcert_spline</text:span><text:span text:style-name="T37">2” was run for 72 hours using 1 node </text:span><text:span text:style-name="T39">using the </text:span><text:span text:style-name="T37">previous study as warm-</text:span><text:soft-page-break/><text:span text:style-name="T37">up.</text:span></text:p>
      <text:p text:style-name="P45"/>
      <text:p text:style-name="P53">June 17 2019</text:p>
      <text:p text:style-name="P46"/>
      <text:p text:style-name="P46">Training models for study “study_bohb” and “study_bohb_dr25_tcert_spline2” to check if distribution of false positives changes, since it might be due to incorrect labeling in DR24.</text:p>
      <text:p text:style-name="P46"/>
      <text:p text:style-name="P54">June 18 2019</text:p>
      <text:p text:style-name="P47"/>
      <text:p text:style-name="P4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40">Preparing to run ensembles on Shallue’s configuration on DR25+TCERT labels and trained models from study “study_bohb” and “study_bohb_dr25_tcert_spline2”.</text:span></text:p>
      <text:p text:style-name="P47"/>
      <text:p text:style-name="P55">June 19 2019</text:p>
      <text:p text:style-name="P55"><text:span text:style-name="T24"/></text:p>
      <text:p text:style-name="P55"><text:span text:style-name="T24">Ran ensembles for:</text:span></text:p>
      <text:p text:style-name="P55"><text:span text:style-name="T24"/></text:p>
      <text:p text:style-name="P55"><text:span text:style-name="T24">- Shallue’s configuration on DR25 + TCERT spline (50 epochs)</text:span></text:p>
      <text:p text:style-name="P55"><text:span text:style-name="T24">- Best configuration on study_bohb_dr25_tcert_spline2 (50 epochs, nmodels=3, hpo_loss=PR AUC)</text:span></text:p>
      <text:p text:style-name="P55"><text:span text:style-name="T24">- Best configuration on study_bohb (50 epochs, nmodels=3, hpo_loss=PR AUC) which was used when comparing different optimizers on DR24</text:span></text:p>
      <text:p text:style-name="P55"><text:span text:style-name="T24"/></text:p>
      <text:p text:style-name="P55"><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55"><text:span text:style-name="T26"/></text:p>
      <text:p text:style-name="P56">June 20<text:span text:style-name="T41">-21</text:span> 2019</text:p>
      <text:p text:style-name="P56"/>
      <text:p text:style-name="P48">The models trained on 300 epochs using <text:span text:style-name="T41">the </text:span>best configuration obtained from study_bohb_dr25_tcert_spline2 overfit, <text:span text:style-name="T41">with the training and validation loss diverging on average around 100 epochs</text:span>. I stopped this training and a new <text:span text:style-name="T41">one </text:span>using 100 epochs. The <text:span text:style-name="T41">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48"/>
      <text:p text:style-name="P57">June 24 2019</text:p>
      <text:p text:style-name="P49"><text:soft-page-break/></text:p>
      <text:p text:style-name="P49">The <text:span text:style-name="T42">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50">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50"/>
      <text:p text:style-name="P58">June 25 2019</text:p>
      <text:p text:style-name="P58"/>
      <text:p text:style-name="P51">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51"/>
      <text:p text:style-name="P59">June 26 2019</text:p>
      <text:p text:style-name="P59"/>
      <text:p text:style-name="P52">Started a new BOHB study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52"/>
      <text:p text:style-name="P60">June 27 2019</text:p>
      <text:p text:style-name="P60"><text:span text:style-name="T24"/></text:p>
      <text:p text:style-name="P60"><text:span text:style-name="T24">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6-28T17:24:40.097638674</dc:date>
    <meta:editing-duration>P11DT8H36M24S</meta:editing-duration>
    <meta:editing-cycles>29</meta:editing-cycles>
    <meta:generator>LibreOffice/5.3.6.1$Linux_X86_64 LibreOffice_project/30$Build-1</meta:generator>
    <meta:document-statistic meta:table-count="0" meta:image-count="0" meta:object-count="0" meta:page-count="5" meta:paragraph-count="63" meta:word-count="2433" meta:character-count="14738" meta:non-whitespace-character-count="12363"/>
  </office:meta>
</office:document-meta>
</file>